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d51" officeooo:paragraph-rsid="00163d51"/>
    </style:style>
    <style:style style:name="P2" style:family="paragraph" style:parent-style-name="Standard">
      <style:paragraph-properties fo:text-align="justify" style:justify-single-word="false"/>
      <style:text-properties officeooo:rsid="00163d51" officeooo:paragraph-rsid="00163d51"/>
    </style:style>
    <style:style style:name="P3" style:family="paragraph" style:parent-style-name="Standard">
      <style:text-properties officeooo:paragraph-rsid="00163d51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officeooo:paragraph-rsid="00170e5d"/>
    </style:style>
    <style:style style:name="P6" style:family="paragraph" style:parent-style-name="Standard">
      <style:paragraph-properties fo:text-align="justify" style:justify-single-word="false"/>
      <style:text-properties officeooo:paragraph-rsid="00163d51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fo:font-style="italic" officeooo:paragraph-rsid="00170e5d" style:font-style-asian="italic" style:font-style-complex="italic"/>
    </style:style>
    <style:style style:name="P9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text-properties officeooo:paragraph-rsid="00192740"/>
    </style:style>
    <style:style style:name="P11" style:family="paragraph" style:parent-style-name="Standard">
      <style:text-properties officeooo:rsid="00192740" officeooo:paragraph-rsid="00192740"/>
    </style:style>
    <style:style style:name="P12" style:family="paragraph" style:parent-style-name="Standard">
      <style:text-properties officeooo:paragraph-rsid="001a7e24"/>
    </style:style>
    <style:style style:name="T1" style:family="text">
      <style:text-properties officeooo:rsid="00163d5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0e5d" style:font-style-asian="italic" style:font-style-complex="italic"/>
    </style:style>
    <style:style style:name="T4" style:family="text">
      <style:text-properties fo:font-style="italic" officeooo:rsid="00163d51" style:font-style-asian="italic" style:font-style-complex="italic"/>
    </style:style>
    <style:style style:name="T5" style:family="text">
      <style:text-properties fo:font-style="italic" officeooo:rsid="00192740" style:font-style-asian="italic" style:font-style-complex="italic"/>
    </style:style>
    <style:style style:name="T6" style:family="text">
      <style:text-properties fo:font-style="italic" officeooo:rsid="001a7e24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70e5d" style:font-style-asian="normal" style:font-style-complex="normal"/>
    </style:style>
    <style:style style:name="T9" style:family="text">
      <style:text-properties fo:font-style="normal" officeooo:rsid="00163d51" style:font-style-asian="normal" style:font-style-complex="normal"/>
    </style:style>
    <style:style style:name="T10" style:family="text">
      <style:text-properties officeooo:rsid="00170e5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63d51" style:font-weight-asian="bold" style:font-weight-complex="bold"/>
    </style:style>
    <style:style style:name="T13" style:family="text">
      <style:text-properties fo:font-weight="bold" officeooo:rsid="00170e5d" style:font-weight-asian="bold" style:font-weight-complex="bold"/>
    </style:style>
    <style:style style:name="T14" style:family="text">
      <style:text-properties officeooo:rsid="00192740"/>
    </style:style>
    <style:style style:name="T15" style:family="text">
      <style:text-properties officeooo:rsid="001a7e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Lo primero será copiar el código que se nos ha descrito en el pdf en un archivo “.cpp”. En mi caso lo he llamado “guion_practica8.cpp”. Con este creado, deberemos compilarlo para obtener “guion_practica8.o” para más tarde construir el ejecutable. Yo estos dos pasos los he realizado con un mismo comando, consiguiendo “programa”:</text:span></text:p>
      <text:p text:style-name="Standard"/>
      <text:p text:style-name="P3">$ g++ -g <text:span text:style-name="T1">guion_practica8.cpp</text:span> -o <text:s/><text:span text:style-name="T1">programa</text:span></text:p>
      <text:p text:style-name="Standard"/>
      <text:p text:style-name="P3"><text:span text:style-name="T1">Una vez realizados estos pasos, estoy listo para comenzar a completar cada uno de los apartados del repaso de la práctica 8:</text:span></text:p>
      <text:p text:style-name="Standard"/>
      <text:p text:style-name="Standard">1 ) <text:s/><text:span text:style-name="T1">Crearé un guión que se llame “guion1_p8.gdb” y le daré permisos:</text:span></text:p>
      <text:p text:style-name="Standard"/>
      <text:p text:style-name="P3">$ touch guion<text:span text:style-name="T1">1</text:span>_p8.gdb</text:p>
      <text:p text:style-name="P1">$chmod 777 guion1_p8.gdb</text:p>
      <text:p text:style-name="Standard"/>
      <text:p text:style-name="P6"><text:span text:style-name="T1">Para conseguir que muestre el valor de la variable final2 antes de que se le asigne a esta algún valor, deberemos añadir un </text:span><text:span text:style-name="T4">breakpoint </text:span><text:span text:style-name="T9">en la línea 2</text:span><text:span text:style-name="T8">5</text:span><text:span text:style-name="T9">, que es justo anterior </text:span><text:span text:style-name="T8">a la primera asignación de valores a </text:span><text:span text:style-name="T3">final2</text:span><text:span text:style-name="T9">. Cuando añadamos este, introduciremos el comando </text:span><text:span text:style-name="T4">run </text:span><text:span text:style-name="T9">para que ejecute </text:span><text:span text:style-name="T4">programa </text:span><text:span text:style-name="T9">hasta llegar al </text:span><text:span text:style-name="T4">breakpoint <text:s/></text:span><text:span text:style-name="T3">y,</text:span><text:span text:style-name="T8"> cuando llegue a este, que nos muestre</text:span><text:span text:style-name="T3"> final2</text:span><text:span text:style-name="T4">:</text:span></text:p>
      <text:p text:style-name="P2"><text:span text:style-name="T2"/></text:p>
      <text:p text:style-name="Standard"><text:span text:style-name="T11">break </text:span><text:span text:style-name="T12">2</text:span><text:span text:style-name="T13">5</text:span></text:p>
      <text:p text:style-name="P4">run</text:p>
      <text:p text:style-name="P4">print final2</text:p>
      <text:p text:style-name="Standard"/>
      <text:p text:style-name="Standard">Ejecutamos el guión <text:span text:style-name="T10">de depuración sobre </text:span><text:span text:style-name="T3">programa</text:span>:</text:p>
      <text:p text:style-name="Standard"/>
      <text:p text:style-name="Standard">$ gdb -x guion1_p8.gdb <text:span text:style-name="T1">programa</text:span> </text:p>
      <text:p text:style-name="Standard"/>
      <text:p text:style-name="Standard">Y nos muestra:</text:p>
      <text:p text:style-name="Standard"/>
      <text:p text:style-name="P7">Reading symbols from <text:span text:style-name="T10">programa</text:span>...</text:p>
      <text:p text:style-name="Standard"><text:span text:style-name="T2">Punto de interrupción 1 at 0x12</text:span><text:span text:style-name="T6">3</text:span><text:span text:style-name="T2">2: file </text:span><text:bookmark-start text:name="__DdeLink__3_763255449"/><text:span text:style-name="T3">guion_practica8</text:span><text:span text:style-name="T2">.cpp</text:span><text:bookmark-end text:name="__DdeLink__3_763255449"/><text:span text:style-name="T2">, line </text:span><text:span text:style-name="T3">25</text:span><text:span text:style-name="T2">.</text:span></text:p>
      <text:p text:style-name="P7"/>
      <text:p text:style-name="P8">Breakpoint 1, main () at <text:span text:style-name="T10">guion_practica8</text:span>.cpp:<text:span text:style-name="T10">25</text:span></text:p>
      <text:p text:style-name="P7"><text:span text:style-name="T10">25</text:span><text:tab/> <text:s text:c="5"/>final2 = cuenta(i);</text:p>
      <text:p text:style-name="P7">$1 = 0</text:p>
      <text:p text:style-name="Standard"/>
      <text:p text:style-name="Standard">Sabemos que <text:span text:style-name="T3">programa </text:span><text:span text:style-name="T8">ha funcionado correctamente</text:span>, ya que $1 (nuestra variable final2), tiene el valor 0, es decir, aún no se le ha asignado ningún valor.</text:p>
      <text:p text:style-name="Standard"/>
      <text:p text:style-name="Standard"/>
      <text:p text:style-name="P5">2 ) <text:span text:style-name="T10">Creamos el guion y le damos permisos:</text:span></text:p>
      <text:p text:style-name="P5"/>
      <text:p text:style-name="P5">$ touch guion<text:span text:style-name="T10">2</text:span>_p8.gdb</text:p>
      <text:p text:style-name="P5"><text:span text:style-name="T1">$chmod 777 guion</text:span><text:span text:style-name="T10">2</text:span><text:span text:style-name="T1">_p8.gdb</text:span></text:p>
      <text:p text:style-name="P5"/>
      <text:p text:style-name="P5"><text:span text:style-name="T10">Para obtener el valor de</text:span><text:span text:style-name="T8"> todas las variables cuando </text:span><text:span text:style-name="T3">i = 50</text:span><text:span text:style-name="T8">, tendremos que añadir un </text:span><text:span text:style-name="T3">breakpoint condicional</text:span><text:span text:style-name="T8">. Este se realizará en la misma línea que en el guion anterior pero con la condición de que solo se pare si </text:span><text:span text:style-name="T3">i=50. </text:span><text:span text:style-name="T8">Para que además nos muestre todas las variables locales, añadiremos </text:span><text:span text:style-name="T3">info locals:</text:span></text:p>
      <text:p text:style-name="P5"><text:span text:style-name="T3"/></text:p>
      <text:p text:style-name="Standard"/>
      <text:p text:style-name="P9"><text:soft-page-break/>break <text:span text:style-name="T10">25</text:span> if i == 50</text:p>
      <text:p text:style-name="P9">run </text:p>
      <text:p text:style-name="P9">info locals</text:p>
      <text:p text:style-name="Standard"/>
      <text:p text:style-name="Standard">Ejecutamos este nuevo guión:</text:p>
      <text:p text:style-name="Standard"/>
      <text:p text:style-name="Standard">$ gdb -x guion2_p8.gdb <text:span text:style-name="T14">programa</text:span></text:p>
      <text:p text:style-name="Standard"/>
      <text:p text:style-name="Standard">Lo que muestra:</text:p>
      <text:p text:style-name="Standard"/>
      <text:p text:style-name="Standard"><text:span text:style-name="T2">Reading symbols from </text:span><text:span text:style-name="T6">programa</text:span><text:span text:style-name="T2">...</text:span></text:p>
      <text:p text:style-name="Standard"><text:span text:style-name="T2">Punto de interrupción 1 at 0x12</text:span><text:span text:style-name="T6">3</text:span><text:span text:style-name="T2">2: file </text:span><text:span text:style-name="T5">guion_practica8</text:span><text:span text:style-name="T2">.cpp, line </text:span><text:span text:style-name="T5">25</text:span><text:span text:style-name="T2">.</text:span></text:p>
      <text:p text:style-name="P7"/>
      <text:p text:style-name="P10"><text:span text:style-name="T2">Breakpoint 1, main () at </text:span><text:span text:style-name="T5">guion_practica8</text:span><text:span text:style-name="T2">.cpp:</text:span><text:span text:style-name="T5">25</text:span></text:p>
      <text:p text:style-name="Standard"><text:span text:style-name="T5">25</text:span><text:span text:style-name="T2"><text:tab/> <text:s text:c="5"/>final2 = cuenta(i);</text:span></text:p>
      <text:p text:style-name="P7">final1 = 6</text:p>
      <text:p text:style-name="P7">final2 = 51</text:p>
      <text:p text:style-name="P7">i = 50</text:p>
      <text:p text:style-name="Standard"/>
      <text:p text:style-name="P11">Es correcto, ya que hemos obtenido lo que queríamos. I=50 en el momento de la interrupción y <text:span text:style-name="T2">final2=50, </text:span><text:span text:style-name="T7">es decir, su asignación anterior (i=49)</text:span></text:p>
      <text:p text:style-name="Standard"/>
      <text:p text:style-name="Standard"/>
      <text:p text:style-name="P10">3 ) <text:span text:style-name="T10">Creamos el guion y le damos permisos:</text:span></text:p>
      <text:p text:style-name="P10"/>
      <text:p text:style-name="P10">$ touch guion<text:span text:style-name="T14">3</text:span>_p8.gdb</text:p>
      <text:p text:style-name="P10"><text:span text:style-name="T1">$chmod 777 guion</text:span><text:span text:style-name="T14">3</text:span><text:span text:style-name="T1">_p8.gdb</text:span></text:p>
      <text:p text:style-name="P10"/>
      <text:p text:style-name="P10">Para alterar el valor de la variable final2, tenemos que poner un <text:span text:style-name="T2">breakpoint</text:span> antes de que acabe el programa, y usando set variable le daremos un valor mayor que 1000:</text:p>
      <text:p text:style-name="Standard"/>
      <text:p text:style-name="Standard">break <text:span text:style-name="T15">26</text:span></text:p>
      <text:p text:style-name="Standard">run</text:p>
      <text:p text:style-name="Standard">set variable final2=1<text:span text:style-name="T15">041</text:span></text:p>
      <text:p text:style-name="Standard">print final2</text:p>
      <text:p text:style-name="Standard"/>
      <text:p text:style-name="Standard">Ejecutamos el guión:</text:p>
      <text:p text:style-name="Standard"/>
      <text:p text:style-name="Standard">$ gdb -x guion3_p8.gdb <text:span text:style-name="T15">programa</text:span></text:p>
      <text:p text:style-name="Standard"/>
      <text:p text:style-name="Standard">Y nos muestra:</text:p>
      <text:p text:style-name="Standard"/>
      <text:p text:style-name="P7">Reading symbols from executablefile...</text:p>
      <text:p text:style-name="P12"><text:span text:style-name="T2">Punto de interrupción 1 at 0x12</text:span><text:span text:style-name="T6">4</text:span><text:span text:style-name="T2">5: file </text:span><text:span text:style-name="T5">guion_practica8</text:span><text:span text:style-name="T2">.cpp, line </text:span><text:span text:style-name="T6">26</text:span><text:span text:style-name="T2">.</text:span></text:p>
      <text:p text:style-name="P7"/>
      <text:p text:style-name="P12"><text:span text:style-name="T2">Breakpoint 1, main () at </text:span><text:span text:style-name="T5">guion_practica8</text:span><text:span text:style-name="T2">.cpp:</text:span><text:span text:style-name="T6">26</text:span></text:p>
      <text:p text:style-name="Standard"><text:span text:style-name="T6">26</text:span><text:span text:style-name="T2"><text:tab/> <text:s text:c="2"/>std::cout &lt;&lt; final1 &lt;&lt; "\n";</text:span></text:p>
      <text:p text:style-name="Standard"><text:span text:style-name="T2">$1 = 1</text:span><text:span text:style-name="T6">041</text:span></text:p>
      <text:p text:style-name="Standard"/>
      <text:p text:style-name="Standard">Y sabemos que todo ha ido como debería, ya que $1 (la variable final2) tiene el valor que hemos asign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3:06:07.955672268</meta:creation-date>
    <dc:date>2022-05-26T13:44:55.828914666</dc:date>
    <meta:editing-duration>PT6M3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4" meta:word-count="495" meta:character-count="2939" meta:non-whitespace-character-count="2478"/>
  </office:meta>
</office:document-meta>
</file>